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636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table:number-columns-repeated="5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4"/>
          <table:table-cell office:value-type="string" calcext:value-type="string">
            <text:p>blinkin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renvoie le même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6"/>
          <table:table-cell office:value-type="string" calcext:value-type="string">
            <text:p>fond blanc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ending bar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office:value-type="string" calcext:value-type="string">
            <text:p>une note tombe 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 table:number-columns-repeated="10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office:value-type="string" calcext:value-type="string">
            <text:p>reset sentence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table:number-columns-repeated="9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background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table:style-name="Default" office:value-type="string" calcext:value-type="string">
            <text:p>background uni</text:p>
          </table:table-cell>
          <table:table-cell table:style-name="Default" table:number-columns-repeated="14"/>
          <table:table-cell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Default" table:number-columns-repeated="16366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 style:data-style-name="N2" text:time-value="15:04:32.23986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3-14T17:14:06.168417800</dc:date>
    <meta:editing-duration>PT9H28M42S</meta:editing-duration>
    <meta:editing-cycles>71</meta:editing-cycles>
    <meta:generator>LibreOffice/25.8.3.2$Windows_X86_64 LibreOffice_project/8ca8d55c161d602844f5428fa4b58097424e324e</meta:generator>
    <meta:document-statistic meta:table-count="1" meta:cell-count="151" meta:object-count="0"/>
  </office:meta>
</office:document-meta>
</file>